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URW Bookman L" svg:font-family="'URW Bookman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URW Bookman L" officeooo:rsid="0005017a" officeooo:paragraph-rsid="0005017a"/>
    </style:style>
    <style:style style:name="P2" style:family="paragraph" style:parent-style-name="Standard">
      <style:text-properties style:font-name="URW Bookman L" officeooo:rsid="0005017a" officeooo:paragraph-rsid="0005017a"/>
    </style:style>
    <style:style style:name="P3" style:family="paragraph" style:parent-style-name="Standard">
      <style:paragraph-properties fo:text-align="center" style:justify-single-word="false"/>
      <style:text-properties style:font-name="URW Bookman L" officeooo:rsid="0005017a" officeooo:paragraph-rsid="0005017a"/>
    </style:style>
    <style:style style:name="P4" style:family="paragraph" style:parent-style-name="Standard">
      <style:paragraph-properties fo:text-align="justify" style:justify-single-word="false"/>
      <style:text-properties style:font-name="URW Bookman L" officeooo:rsid="0005017a" officeooo:paragraph-rsid="0005017a"/>
    </style:style>
    <style:style style:name="P5" style:family="paragraph" style:parent-style-name="Standard">
      <style:paragraph-properties fo:text-align="center" style:justify-single-word="false"/>
      <style:text-properties style:font-name="URW Bookman L" fo:font-size="13pt" officeooo:rsid="0005017a" officeooo:paragraph-rsid="0005017a" style:font-size-asian="13pt" style:font-size-complex="13pt"/>
    </style:style>
    <style:style style:name="P6" style:family="paragraph" style:parent-style-name="Standard">
      <style:paragraph-properties fo:text-align="end" style:justify-single-word="false"/>
      <style:text-properties style:font-name="URW Bookman L" fo:font-size="9pt" officeooo:rsid="0005017a" officeooo:paragraph-rsid="0005017a" style:font-size-asian="9pt" style:font-size-complex="9pt"/>
    </style:style>
    <style:style style:name="P7" style:family="paragraph" style:parent-style-name="Standard">
      <style:paragraph-properties fo:margin-left="0cm" fo:margin-right="0cm" fo:text-align="justify" style:justify-single-word="false" fo:text-indent="1.018cm" style:auto-text-indent="false"/>
      <style:text-properties style:font-name="URW Bookman L" officeooo:rsid="0005017a" officeooo:paragraph-rsid="000501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arszawa, dnia......................... </text:p>
      <text:p text:style-name="P2">Mateusz Wojciech Gałażyn </text:p>
      <text:p text:style-name="P2"/>
      <text:p text:style-name="P2"/>
      <text:p text:style-name="P2"/>
      <text:p text:style-name="P2"/>
      <text:p text:style-name="P3">Wydział Fizyki </text:p>
      <text:p text:style-name="P3">Politechniki Warszawskiej </text:p>
      <text:p text:style-name="P3"/>
      <text:p text:style-name="P3"/>
      <text:p text:style-name="P3"/>
      <text:p text:style-name="P3"/>
      <text:p text:style-name="P5">OŚWIADCZENIE </text:p>
      <text:p text:style-name="P3"/>
      <text:p text:style-name="P3"/>
      <text:p text:style-name="P7">Świadomy odpowiedzialności karnej oświadczam, że przedkładana praca dyplomowa pt. „Non-identical particle correlations in collisions of lead nuclei simulated by the Therminator model” została napisana przeze mnie samodzielnie. </text:p>
      <text:p text:style-name="P7"/>
      <text:p text:style-name="P7">Jednocześnie oświadczam, iż wyżej wymieniona praca nie narusza praw autorskich w rozumieniu ustawy z dnia 4 lutego 1994r. O prawie autorskim i prawach pokrewnych ( Dz.U. Nr 24 poz. 83 ) oraz dóbr osobistych chronionych </text:p>
      <text:p text:style-name="P7">prawem cywilnym. </text:p>
      <text:p text:style-name="P7"/>
      <text:p text:style-name="P7">Wyżej wymieniona praca nie zawiera danych i informacji, które uzyskałem w sposób niedozwolony. </text:p>
      <text:p text:style-name="P7"/>
      <text:p text:style-name="P7">Niniejsza praca dyplomowa nie była wcześniej podstawą żadnej inne urzędowej procedury związanej z nadaniem dyplomów uczelni lub tytułów zawodowych </text:p>
      <text:p text:style-name="P7"/>
      <text:p text:style-name="P7">Wyrażam zgodę na udostępnienie mojej pracy dla celów naukowych i dydaktycznych. </text:p>
      <text:p text:style-name="P4"/>
      <text:p text:style-name="P4"/>
      <text:p text:style-name="P4"/>
      <text:p text:style-name="P4"/>
      <text:p text:style-name="P4"/>
      <text:p text:style-name="P4"/>
      <text:p text:style-name="P1">....................................... </text:p>
      <text:p text:style-name="P6">podpis oświadczającego 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URW Bookman L" svg:font-family="'URW Bookman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微软雅黑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微软雅黑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348cm" fo:margin-bottom="2cm" fo:margin-left="3.544cm" fo:margin-right="3.41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7T00:17:32</meta:creation-date>
    <dc:date>2013-02-07T00:24:19</dc:date>
    <meta:editing-duration>P0D</meta:editing-duration>
    <meta:editing-cycles>3</meta:editing-cycles>
    <meta:generator>LibreOffice/3.6$Linux_X86_64 LibreOffice_project/360m1$Build-2</meta:generator>
    <meta:document-statistic meta:table-count="0" meta:image-count="0" meta:object-count="0" meta:page-count="1" meta:paragraph-count="13" meta:word-count="120" meta:character-count="971" meta:non-whitespace-character-count="847"/>
  </office:meta>
</office:document-meta>
</file>